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47de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style="normal" fo:font-weight="bold" officeooo:rsid="0019b6f8" officeooo:paragraph-rsid="0019b6f8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fo:font-style="normal" fo:font-weight="bold" officeooo:rsid="001a0377" officeooo:paragraph-rsid="001a0377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47de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6f6f" officeooo:paragraph-rsid="00156f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e309" officeooo:paragraph-rsid="0016e30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8b3bd" officeooo:paragraph-rsid="0018b3b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9b6f8" officeooo:paragraph-rsid="0019b6f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47de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6f6f" officeooo:paragraph-rsid="00156f6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6e309" officeooo:paragraph-rsid="0016e30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8b3bd" officeooo:paragraph-rsid="0016e30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8b3bd" officeooo:paragraph-rsid="0018b3b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9b6f8" officeooo:paragraph-rsid="0018b3b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9b6f8" officeooo:paragraph-rsid="0019b6f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0377" officeooo:paragraph-rsid="0019b6f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0377" officeooo:paragraph-rsid="001a037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f5bb" officeooo:paragraph-rsid="001af5b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147dea" officeooo:paragraph-rsid="00147dea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156f6f" officeooo:paragraph-rsid="00156f6f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47dea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56f6f" officeooo:paragraph-rsid="00156f6f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6pt" fo:font-style="normal" fo:font-weight="bold" officeooo:rsid="0018b3bd" officeooo:paragraph-rsid="0018b3b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6pt" fo:font-style="normal" fo:font-weight="bold" officeooo:rsid="0019b6f8" officeooo:paragraph-rsid="0019b6f8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0377" officeooo:paragraph-rsid="001a037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6f6f"/>
    </style:style>
    <style:style style:name="T2" style:family="text">
      <style:text-properties officeooo:rsid="0016e30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30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e309" style:font-style-asian="normal" style:font-style-complex="normal"/>
    </style:style>
    <style:style style:name="T7" style:family="text">
      <style:text-properties fo:font-style="normal" officeooo:rsid="0018b3bd" style:font-style-asian="normal" style:font-style-complex="normal"/>
    </style:style>
    <style:style style:name="T8" style:family="text">
      <style:text-properties fo:font-style="normal" officeooo:rsid="0019b6f8" style:font-style-asian="normal" style:font-style-complex="normal"/>
    </style:style>
    <style:style style:name="T9" style:family="text">
      <style:text-properties fo:font-style="normal" officeooo:rsid="001a0377" style:font-style-asian="normal" style:font-style-complex="normal"/>
    </style:style>
    <style:style style:name="T10" style:family="text">
      <style:text-properties fo:font-style="normal" officeooo:rsid="001af5bb" style:font-style-asian="normal" style:font-style-complex="normal"/>
    </style:style>
    <style:style style:name="T11" style:family="text">
      <style:text-properties officeooo:rsid="0018b3bd"/>
    </style:style>
    <style:style style:name="T12" style:family="text">
      <style:text-properties officeooo:rsid="001af5bb"/>
    </style:style>
    <style:style style:name="T13" style:family="text">
      <style:text-properties officeooo:rsid="001ce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PRÁCTICOS</text:p>
      <text:p text:style-name="P1"/>
      <text:p text:style-name="P1"/>
      <text:p text:style-name="P1"/>
      <text:p text:style-name="P4"/>
      <text:p text:style-name="P21">A) Trabajador por cuenta propia/ajena</text:p>
      <text:p text:style-name="P19"/>
      <text:p text:style-name="P9">1)</text:p>
      <text:p text:style-name="P9"/>
      <text:p text:style-name="P9"><text:tab/>a) Los motivos de Juan vendrían a ser principalmente el deseo de no depender de <text:tab/>un jefe y las malas condiciones de sus turnos de trabajo, así como poder disponer <text:tab/>de la capacidad de disfrutar de vacaciones cuando quiera. No tiene una motivación <text:tab/>interna con el proyecto.</text:p>
      <text:p text:style-name="P9"/>
      <text:p text:style-name="P9"><text:tab/>b) Juan dispone de experiencia en el sector, pero carece de una verdadera <text:tab/>motivación para emprender un proyecto. Si dispone de un capital inicial suficiente y <text:tab/>los motivos que le llevan a emprender pueden <text:span text:style-name="T1">otorgarle motivación, podría llegar a <text:tab/>tener éxito, pero la información es insuficiente para discernirlo.</text:span></text:p>
      <text:p text:style-name="P9"/>
      <text:p text:style-name="P9"/>
      <text:p text:style-name="P10">2)</text:p>
      <text:p text:style-name="P10"/>
      <text:p text:style-name="P10"><text:tab/>a) Los motivos de Mari Angeles vienen a ser parecidos a los del caso anterior, <text:tab/>principalmente el deseo de ser su propia jefa. A diferencia de Juan, ella si muestra <text:tab/>signos de motivación e ilusión por el proyecto.</text:p>
      <text:p text:style-name="P10"/>
      <text:p text:style-name="P10"><text:tab/>b) Dispone de experiencia, motivos y motivación. Si consigue reunir un capital <text:tab/>inicial, puede tener éxito en su empresa.</text:p>
      <text:p text:style-name="P20"/>
      <text:p text:style-name="P20"/>
      <text:p text:style-name="P20"/>
      <text:p text:style-name="P22">B) Requisitos y teorías del empresario</text:p>
      <text:p text:style-name="P20"/>
      <text:p text:style-name="P5">3) Según la teoría de la incubadora, Inma es un perfecto ejemplo de candidata a empresaria. Ha desarrollado su actividad laboral dentro del sector de la enseñanza, realizando también labores de gestión y administración, por lo que posee las habilidades necesarias para ello. Además, dispone <text:span text:style-name="T13">de </text:span>contactos <text:span text:style-name="T13">con otros profesionales </text:span>para cimentar su empresa y de capital para invertir en el proyecto.</text:p>
      <text:p text:style-name="P5"/>
      <text:p text:style-name="P5">Elena por el contrario, no reúne los requisitos para ser empresaria. Prefiere no correr riesgos <text:span text:style-name="T11">ni salirse de su zona de confort</text:span> y ceñirse a <text:span text:style-name="T13">un</text:span> sueldo fijo. Además, no dispone de las habilidades sociales (soft skills) necesarias.</text:p>
      <text:p text:style-name="P5"/>
      <text:p text:style-name="P5"/>
      <text:p text:style-name="P5">4) <text:span text:style-name="T2">Ambos llevan razón. Tomás se ajusta a la </text:span><text:span text:style-name="T4">teoría del empresario-riesgo:</text:span><text:span text:style-name="T6"> él es el capitalista que asume el riesgo económico mientras deja la gestión de la empresa a un encargado.</text:span></text:p>
      <text:p text:style-name="P11"><text:soft-page-break/></text:p>
      <text:p text:style-name="P6"><text:span text:style-name="T5">Alejandro, sin embargo, entra dentro de la definición de empresario de la </text:span><text:span text:style-name="T3">teoría de la tecnoestructura:</text:span><text:span text:style-name="T5"> es el directivo que coordina a sus trabajadores y toma las decisiones administrativas. Al ser una pequeña empresa, también coincide en ser el propietario.</text:span></text:p>
      <text:p text:style-name="P11"/>
      <text:p text:style-name="P11"/>
      <text:p text:style-name="P11">5)</text:p>
      <text:p text:style-name="P11"/>
      <text:p text:style-name="P6"><text:span text:style-name="T5"><text:tab/>a) </text:span><text:span text:style-name="T7">Teoría de la oportunidad</text:span></text:p>
      <text:p text:style-name="P11"/>
      <text:p text:style-name="P6"><text:span text:style-name="T5"><text:tab/>b) </text:span><text:span text:style-name="T7">Teoría de la incubadora</text:span></text:p>
      <text:p text:style-name="P11"/>
      <text:p text:style-name="P6"><text:span text:style-name="T5"><text:tab/>c)</text:span><text:span text:style-name="T7"> Teoría del empresario innovador</text:span><text:span text:style-name="T5"> </text:span></text:p>
      <text:p text:style-name="P11"/>
      <text:p text:style-name="P6"><text:span text:style-name="T5"><text:tab/>d) </text:span><text:span text:style-name="T7">Teoría del empresario-riesgo</text:span></text:p>
      <text:p text:style-name="P11"/>
      <text:p text:style-name="P6"><text:span text:style-name="T5"><text:tab/>e) </text:span><text:span text:style-name="T7">Teoría de la tecnoestructura</text:span></text:p>
      <text:p text:style-name="P12"/>
      <text:p text:style-name="P12"/>
      <text:p text:style-name="P12"/>
      <text:p text:style-name="P12"/>
      <text:p text:style-name="P23">C) El emprendedor</text:p>
      <text:p text:style-name="P23"/>
      <text:p text:style-name="P13">6) <text:span text:style-name="T12">Como debatimos en clase, se ha elegido la peluquería como empresa con más posibilidades de innovación.</text:span></text:p>
      <text:p text:style-name="P18">Ejemplos:</text:p>
      <text:p text:style-name="P18">- Dar un servicio a domicilio al cliente (enfocado a personas con movilidad reducida o para eventos como bodas)</text:p>
      <text:p text:style-name="P18">- Diversificar el negocio: incluir servicio de manicura, esteticismo, tatuajes, etc.… Impulsar ofertas que incluyan los distintos servicios.</text:p>
      <text:p text:style-name="P18">- Búsqueda de proveedores que mejoren los precios de los productos estéticos.</text:p>
      <text:p text:style-name="P18"/>
      <text:p text:style-name="P13"/>
      <text:p text:style-name="P7"><text:span text:style-name="T5">7) </text:span><text:span text:style-name="T8">No, puesto que para ser un verdadero emprendedor se requiere la capacidad de llevar a cabo la idea propuesta. Es decir, un emprendedor es aquel que convierte ideas en proyectos reales, buscando un beneficio económico </text:span><text:span text:style-name="T10">y/</text:span><text:span text:style-name="T8">o social.</text:span></text:p>
      <text:p text:style-name="P14"/>
      <text:p text:style-name="P14"/>
      <text:p text:style-name="P14"/>
      <text:p text:style-name="P24">D) La idea de negocio</text:p>
      <text:p text:style-name="P24"/>
      <text:p text:style-name="P15">8)</text:p>
      <text:p text:style-name="P15"/>
      <text:p text:style-name="P15"><text:tab/>a) La observación de tendencias y el estudio de otros mercados</text:p>
      <text:p text:style-name="P15"/>
      <text:p text:style-name="P15"><text:tab/>b) La observación de una carencia en el mercados</text:p>
      <text:p text:style-name="P15"/>
      <text:p text:style-name="P15"/>
      <text:p text:style-name="P15"/>
      <text:p text:style-name="P2"/>
      <text:p text:style-name="P2"><text:soft-page-break/>REPASA CONCEPTOS</text:p>
      <text:p text:style-name="P2"/>
      <text:p text:style-name="P2"/>
      <text:p text:style-name="P2"/>
      <text:p text:style-name="P2"/>
      <text:p text:style-name="P15">1) b</text:p>
      <text:p text:style-name="P15"/>
      <text:p text:style-name="P15">2) c</text:p>
      <text:p text:style-name="P15"/>
      <text:p text:style-name="P15">3) b</text:p>
      <text:p text:style-name="P15"/>
      <text:p text:style-name="P8"><text:span text:style-name="T5">4) </text:span><text:span text:style-name="T9">c</text:span></text:p>
      <text:p text:style-name="P16"/>
      <text:p text:style-name="P17">5) b</text:p>
      <text:p text:style-name="P17"/>
      <text:p text:style-name="P17">6) b</text:p>
      <text:p text:style-name="P17"/>
      <text:p text:style-name="P17">7) b</text:p>
      <text:p text:style-name="P17"/>
      <text:p text:style-name="P17">8) c</text:p>
      <text:p text:style-name="P17"/>
      <text:p text:style-name="P17">9) b</text:p>
      <text:p text:style-name="P17"/>
      <text:p text:style-name="P17">10) 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oft-page-break/>ENTORNO EMPRESARIAL</text:p>
      <text:p text:style-name="P3"/>
      <text:p text:style-name="P17"/>
      <text:p text:style-name="P17"/>
      <text:p text:style-name="P17"/>
      <text:p text:style-name="P17">1) Según el estudio, el 68.8% de los jóvenes españoles estaría dispuesto a emprender.</text:p>
      <text:p text:style-name="P17">Pienso que es una cifra considerablemente alta, que de ningún modo refleja la realidad, pues el porcentaje de emprendedores reales es mucho menor.</text:p>
      <text:p text:style-name="P17"/>
      <text:p text:style-name="P17">Si haber realizado la encuesta en clase, creo que la cifra sería inferior a ese porcentaje. Uno de los motivos podría deberse a que estamos en un ciclo muy enfocado al ámbito empresarial y con altas tasas de contratación. Personalmente, me gustaría emprender en un futuro, pero antes querría adquirir más habilidades en el sector.</text:p>
      <text:p text:style-name="P17"/>
      <text:p text:style-name="P17"/>
      <text:p text:style-name="P17">2) Positivos: principalmente la experiencia de ser su propio jefe y todo lo que conlleva (organización de horarios propia, etc.).</text:p>
      <text:p text:style-name="P17"/>
      <text:p text:style-name="P17">Negativos: la incertidumbre de fracasar y tener que pagar el impuesto de autónomos.</text:p>
      <text:p text:style-name="P17"/>
      <text:p text:style-name="P17"/>
      <text:p text:style-name="P17">3) El tramo entre 30-35 años es el mas propenso a emprender, en contraposición al tramo de 18-21 años.</text:p>
      <text:p text:style-name="P17">Por sexo no hay una diferencia apreciable.</text:p>
      <text:p text:style-name="P17"/>
      <text:p text:style-name="P17"/>
      <text:p text:style-name="P17">4) <text:tab/>- Falta de dinero, de crédito bancario o de inversores</text:p>
      <text:p text:style-name="P17"><text:tab/>- Inseguridad ante el proyecto</text:p>
      <text:p text:style-name="P17"><text:tab/>- Falta de experiencia y/o habilidades (desconocimiento de la logística de la <text:tab/>empresa, desconocimiento de los trámites necesarios para constituirla…)</text:p>
      <text:p text:style-name="P17"/>
      <text:p text:style-name="P17"/>
      <text:p text:style-name="P17">5) Una amplia mayoría (77.8%) tiene dudas acerca de la viabilidad de su idea.</text:p>
      <text:p text:style-name="P17">En comparación al 69% que dice estar dispuesto a emprender, se puede apreciar que la carencia de tener una idea lo suficientemente potente (o la falta de seguridad en ella) es un freno a la motivación para crear su propia empresa en un alto porcentaje de los encuestados. Es razonable decir, que la mayoría tiene más motivos que motivación para emprend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1:13:46.148238600</meta:creation-date>
    <dc:date>2021-10-18T18:05:54.146584273</dc:date>
    <meta:editing-duration>PT46M48S</meta:editing-duration>
    <meta:editing-cycles>5</meta:editing-cycles>
    <meta:generator>LibreOffice/7.1.6.2$Linux_X86_64 LibreOffice_project/10$Build-2</meta:generator>
    <meta:document-statistic meta:table-count="0" meta:image-count="0" meta:object-count="0" meta:page-count="4" meta:paragraph-count="54" meta:word-count="783" meta:character-count="4722" meta:non-whitespace-character-count="3968"/>
  </office:meta>
</office:document-meta>
</file>